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78cm"/>
    </style:style>
    <style:style style:name="co2" style:family="table-column">
      <style:table-column-properties fo:break-before="auto" style:column-width="4.845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6.814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18.29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/>
          <table:table-cell table:style-name="ce3" office:value-type="string">
            <text:p>Part</text:p>
          </table:table-cell>
          <table:table-cell table:style-name="ce3" office:value-type="string">
            <text:p>References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C1 C5 C6 C11 C12 C13 C14 C15</text:p>
          </table:table-cell>
          <table:table-cell office:value-type="string">
            <text:p>0.1</text:p>
          </table:table-cell>
          <table:table-cell office:value-type="string">
            <text:p>C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CP</text:p>
          </table:table-cell>
          <table:table-cell office:value-type="string">
            <text:p>C2</text:p>
          </table:table-cell>
          <table:table-cell office:value-type="string">
            <text:p>47u</text:p>
          </table:table-cell>
          <table:table-cell office:value-type="string">
            <text:p>Tantalum_Case-A_EIA-3216-18_Han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ED-RESCUE-stm32</text:p>
          </table:table-cell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LED_08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LED-RESCUE-stm32</text:p>
          </table:table-cell>
          <table:table-cell office:value-type="string">
            <text:p>D5</text:p>
          </table:table-cell>
          <table:table-cell office:value-type="string">
            <text:p>LED0</text:p>
          </table:table-cell>
          <table:table-cell office:value-type="string">
            <text:p>LED_08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LED-RESCUE-stm32</text:p>
          </table:table-cell>
          <table:table-cell office:value-type="string">
            <text:p>D6</text:p>
          </table:table-cell>
          <table:table-cell office:value-type="string">
            <text:p>LED1</text:p>
          </table:table-cell>
          <table:table-cell office:value-type="string">
            <text:p>LED_08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D_Schottky</text:p>
          </table:table-cell>
          <table:table-cell office:value-type="string">
            <text:p>D4</text:p>
          </table:table-cell>
          <table:table-cell office:value-type="string">
            <text:p>MBRS130L</text:p>
          </table:table-cell>
          <table:table-cell office:value-type="string">
            <text:p>D_SMB_Handsolder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ESD1CAN</text:p>
          </table:table-cell>
          <table:table-cell office:value-type="string">
            <text:p>D3</text:p>
          </table:table-cell>
          <table:table-cell office:value-type="string">
            <text:p>PESD1CAN</text:p>
          </table:table-cell>
          <table:table-cell office:value-type="string">
            <text:p>SOT-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D_Zener</text:p>
          </table:table-cell>
          <table:table-cell office:value-type="string">
            <text:p>D8 D9</text:p>
          </table:table-cell>
          <table:table-cell office:value-type="string">
            <text:p>SMAJ5.0A</text:p>
          </table:table-cell>
          <table:table-cell office:value-type="string">
            <text:p>D_SMA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SP0502BAHT</text:p>
          </table:table-cell>
          <table:table-cell office:value-type="string">
            <text:p>D1</text:p>
          </table:table-cell>
          <table:table-cell office:value-type="string">
            <text:p>SP0502BAHT</text:p>
          </table:table-cell>
          <table:table-cell office:value-type="string">
            <text:p>SOT-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USB6B1</text:p>
          </table:table-cell>
          <table:table-cell office:value-type="string">
            <text:p>D7</text:p>
          </table:table-cell>
          <table:table-cell office:value-type="string">
            <text:p>USB6B1</text:p>
          </table:table-cell>
          <table:table-cell office:value-type="string">
            <text:p>SOIC-8_3.9x4.9mm_Pitch1.27mm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Conn_01x02</text:p>
          </table:table-cell>
          <table:table-cell office:value-type="string">
            <text:p>J5</text:p>
          </table:table-cell>
          <table:table-cell office:value-type="string">
            <text:p>12v</text:p>
          </table:table-cell>
          <table:table-cell office:value-type="string">
            <text:p>TerminalBlock_Pheonix_MKDS1.5-2pol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CONN_02X03</text:p>
          </table:table-cell>
          <table:table-cell office:value-type="string">
            <text:p>J1</text:p>
          </table:table-cell>
          <table:table-cell office:value-type="string">
            <text:p>CONN_02X03</text:p>
          </table:table-cell>
          <table:table-cell office:value-type="string">
            <text:p>Pin_Header_Straight_2x03_Pitch2.54mm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Conn_01x01</text:p>
          </table:table-cell>
          <table:table-cell office:value-type="string">
            <text:p>J6</text:p>
          </table:table-cell>
          <table:table-cell office:value-type="string">
            <text:p>Conn_01x01</text:p>
          </table:table-cell>
          <table:table-cell office:value-type="string">
            <text:p>Pin_Header_Straight_1x01_Pitch2.54mm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Conn_01x07</text:p>
          </table:table-cell>
          <table:table-cell office:value-type="string">
            <text:p>J4</text:p>
          </table:table-cell>
          <table:table-cell office:value-type="string">
            <text:p>Conn_01x07</text:p>
          </table:table-cell>
          <table:table-cell office:value-type="string">
            <text:p>Pin_Header_Straight_1x07_Pitch2.54mm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DB9_Female</text:p>
          </table:table-cell>
          <table:table-cell office:value-type="string">
            <text:p>J2</text:p>
          </table:table-cell>
          <table:table-cell office:value-type="string">
            <text:p>DB9_Female</text:p>
          </table:table-cell>
          <table:table-cell office:value-type="string">
            <text:p>DB9FC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DB9_Male</text:p>
          </table:table-cell>
          <table:table-cell office:value-type="string">
            <text:p>J3</text:p>
          </table:table-cell>
          <table:table-cell office:value-type="string">
            <text:p>DB9_Male</text:p>
          </table:table-cell>
          <table:table-cell office:value-type="string">
            <text:p>DB9MC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Jumper_NO_Small</text:p>
          </table:table-cell>
          <table:table-cell office:value-type="string">
            <text:p>JP1</text:p>
          </table:table-cell>
          <table:table-cell office:value-type="string">
            <text:p>Terminal</text:p>
          </table:table-cell>
          <table:table-cell office:value-type="string">
            <text:p>Pin_Header_Straight_1x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CONN_01X01</text:p>
          </table:table-cell>
          <table:table-cell office:value-type="string">
            <text:p>P15 P16 P17 P18</text:p>
          </table:table-cell>
          <table:table-cell office:value-type="string">
            <text:p>Hole</text:p>
          </table:table-cell>
          <table:table-cell office:value-type="string">
            <text:p>Hole_3mm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CONN_01X03</text:p>
          </table:table-cell>
          <table:table-cell office:value-type="string">
            <text:p>P12</text:p>
          </table:table-cell>
          <table:table-cell office:value-type="string">
            <text:p>USART_BOOT</text:p>
          </table:table-cell>
          <table:table-cell office:value-type="string">
            <text:p>Pin_Header_Straight_1x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USB_A-RESCUE-stm32</text:p>
          </table:table-cell>
          <table:table-cell office:value-type="string">
            <text:p>P13</text:p>
          </table:table-cell>
          <table:table-cell office:value-type="string">
            <text:p>USB_A</text:p>
          </table:table-cell>
          <table:table-cell office:value-type="string">
            <text:p>USB_Mini-B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Q_PMOS_GSD</text:p>
          </table:table-cell>
          <table:table-cell office:value-type="string">
            <text:p>Q1</text:p>
          </table:table-cell>
          <table:table-cell office:value-type="string">
            <text:p>AO3407</text:p>
          </table:table-cell>
          <table:table-cell office:value-type="string">
            <text:p>SOT-2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Q_NMOS_GSD</text:p>
          </table:table-cell>
          <table:table-cell office:value-type="string">
            <text:p>Q2 Q3 Q4</text:p>
          </table:table-cell>
          <table:table-cell office:value-type="string">
            <text:p>SI2300</text:p>
          </table:table-cell>
          <table:table-cell office:value-type="string">
            <text:p>SOT-2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R</text:p>
          </table:table-cell>
          <table:table-cell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_0805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office:value-type="string">
            <text:p>R27 R28</text:p>
          </table:table-cell>
          <table:table-cell office:value-type="string">
            <text:p>10k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R</text:p>
          </table:table-cell>
          <table:table-cell office:value-type="string">
            <text:p>R9</text:p>
          </table:table-cell>
          <table:table-cell office:value-type="float" office:value="120">
            <text:p>120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R</text:p>
          </table:table-cell>
          <table:table-cell office:value-type="string">
            <text:p>R34 R35</text:p>
          </table:table-cell>
          <table:table-cell office:value-type="float" office:value="22">
            <text:p>22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R</text:p>
          </table:table-cell>
          <table:table-cell office:value-type="string">
            <text:p>R3</text:p>
          </table:table-cell>
          <table:table-cell office:value-type="string">
            <text:p>220k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R</text:p>
          </table:table-cell>
          <table:table-cell office:value-type="string">
            <text:p>R1 R2 R5 R10 R11 R12 R29 R30</text:p>
          </table:table-cell>
          <table:table-cell office:value-type="float" office:value="330">
            <text:p>330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R</text:p>
          </table:table-cell>
          <table:table-cell office:value-type="string">
            <text:p>R13</text:p>
          </table:table-cell>
          <table:table-cell office:value-type="string">
            <text:p>4.7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 office:value-type="string">
            <text:p>R6 R7</text:p>
          </table:table-cell>
          <table:table-cell office:value-type="string">
            <text:p>47k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R</text:p>
          </table:table-cell>
          <table:table-cell office:value-type="string">
            <text:p>R8</text:p>
          </table:table-cell>
          <table:table-cell office:value-type="string">
            <text:p>4k7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R</text:p>
          </table:table-cell>
          <table:table-cell office:value-type="string">
            <text:p>R4</text:p>
          </table:table-cell>
          <table:table-cell office:value-type="string">
            <text:p>56k</text:p>
          </table:table-cell>
          <table:table-cell office:value-type="string">
            <text:p>R_0603_HandSolder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string">
            <text:p>SW_Push</text:p>
          </table:table-cell>
          <table:table-cell office:value-type="string">
            <text:p>SW2</text:p>
          </table:table-cell>
          <table:table-cell office:value-type="string">
            <text:p>Boot</text:p>
          </table:table-cell>
          <table:table-cell office:value-type="string">
            <text:p>SW_SPST_FSMSM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SW_Push</text:p>
          </table:table-cell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SPST_FSMS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LM1117-3.3-RESCUE-stm32</text:p>
          </table:table-cell>
          <table:table-cell office:value-type="string">
            <text:p>U2</text:p>
          </table:table-cell>
          <table:table-cell office:value-type="string">
            <text:p>LM1117-3.3</text:p>
          </table:table-cell>
          <table:table-cell office:value-type="string">
            <text:p>SOT-2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LM1117-3.3-RESCUE-stm32</text:p>
          </table:table-cell>
          <table:table-cell office:value-type="string">
            <text:p>U1</text:p>
          </table:table-cell>
          <table:table-cell office:value-type="string">
            <text:p>LM1117-5.0</text:p>
          </table:table-cell>
          <table:table-cell office:value-type="string">
            <text:p>SOT-2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MCP2551-I/SN</text:p>
          </table:table-cell>
          <table:table-cell office:value-type="string">
            <text:p>U4</text:p>
          </table:table-cell>
          <table:table-cell office:value-type="string">
            <text:p>MCP2551-I/SN</text:p>
          </table:table-cell>
          <table:table-cell office:value-type="string">
            <text:p>SOIC-8_3.9x4.9mm_Pitch1.27m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STM32F042C6Tx</text:p>
          </table:table-cell>
          <table:table-cell office:value-type="string">
            <text:p>U7</text:p>
          </table:table-cell>
          <table:table-cell office:value-type="string">
            <text:p>STM32F042C6Tx</text:p>
          </table:table-cell>
          <table:table-cell office:value-type="string">
            <text:p>LQFP-48_7x7mm_Pitch0.5mm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Arimo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m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18.06.2018</text:date>, <text:time>14:05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4:05:47</dc:date>
    <dc:creator>Эдуард Емельянов</dc:creator>
    <meta:generator>OpenOffice/4.1.5$Unix OpenOffice.org_project/415m1$Build-9789</meta:generator>
    <meta:editing-duration>PT3M45S</meta:editing-duration>
    <meta:editing-cycles>2</meta:editing-cycles>
    <meta:document-statistic meta:table-count="1" meta:cell-count="194" meta:object-count="0"/>
  </office:meta>
</office:document-meta>
</file>